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69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« Il y a 10<text:span text:style-name="T1">0</text:span> type de personnes au monde. Ceux qui sav<text:span text:style-name="T1">ent se débrouiller en binaire, ceux qui finissent leurs blagues… »</text:span></text:p>
      <text:p text:style-name="Standard"/>
      <text:p text:style-name="Standard">« T'as Tor ?</text:p>
      <text:p text:style-name="Standard">- Oui souvent avec mon chef !</text:p>
      <text:p text:style-name="Standard">- T'as raison alors, mais ce ne sont pas mes oignons. »</text:p>
      <text:p text:style-name="Standard"/>
      <text:p text:style-name="Standard">« — Savez-vous qui est Bob Marlex ?</text:p>
      <text:p text:style-name="Standard">— Euh…</text:p>
      <text:p text:style-name="Standard">— Bah, c'est un chanteur de regex. »</text:p>
      <text:p text:style-name="Standard"/>
      <text:p text:style-name="Standard">1.1: Boucle infinie</text:p>
      <text:p text:style-name="Standard">Voir chapitre 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9:54:30.250000000</meta:creation-date>
    <dc:date>2018-10-11T19:56:04.695000000</dc:date>
    <meta:editing-duration>PT1M38S</meta:editing-duration>
    <meta:editing-cycles>1</meta:editing-cycles>
    <meta:document-statistic meta:table-count="0" meta:image-count="0" meta:object-count="0" meta:page-count="1" meta:paragraph-count="9" meta:word-count="67" meta:character-count="328" meta:non-whitespace-character-count="267"/>
    <meta:generator>LibreOffice/6.0.2.1$Windows_x86 LibreOffice_project/f7f06a8f319e4b62f9bc5095aa112a65d2f3ac89</meta:generator>
  </office:meta>
</office:document-meta>
</file>